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36in"/>
    </style:style>
    <style:style style:name="co2" style:family="table-column">
      <style:table-column-properties fo:break-before="auto" style:column-width="1.3in"/>
    </style:style>
    <style:style style:name="co3" style:family="table-column">
      <style:table-column-properties fo:break-before="auto" style:column-width="1.3764in"/>
    </style:style>
    <style:style style:name="co4" style:family="table-column">
      <style:table-column-properties fo:break-before="auto" style:column-width="2.0756in"/>
    </style:style>
    <style:style style:name="co5" style:family="table-column">
      <style:table-column-properties fo:break-before="auto" style:column-width="1.5291in"/>
    </style:style>
    <style:style style:name="co6" style:family="table-column">
      <style:table-column-properties fo:break-before="auto" style:column-width="2.6543in"/>
    </style:style>
    <style:style style:name="co7" style:family="table-column">
      <style:table-column-properties fo:break-before="auto" style:column-width="4.5665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2.0319in"/>
    </style:style>
    <style:style style:name="co10" style:family="table-column">
      <style:table-column-properties fo:break-before="auto" style:column-width="3.856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618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ro5" style:family="table-row">
      <style:table-row-properties style:row-height="0.6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37"/>
    <style:style style:name="ce2" style:family="table-cell" style:parent-style-name="Default" style:data-style-name="N43"/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5pt" style:font-size-asian="15pt" style:font-size-complex="15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Time Start</text:p>
          </table:table-cell>
          <table:table-cell office:value-type="string">
            <text:p>Time End</text:p>
          </table:table-cell>
          <table:table-cell office:value-type="string">
            <text:p>Topic</text:p>
          </table:table-cell>
          <table:table-cell office:value-type="string">
            <text:p>Presented By</text:p>
          </table:table-cell>
          <table:table-cell office:value-type="string">
            <text:p>Attendees</text:p>
          </table:table-cell>
          <table:table-cell office:value-type="string">
            <text:p>Notes</text:p>
          </table:table-cell>
        </table:table-row>
        <table:table-row table:style-name="ro1">
          <table:table-cell table:style-name="ce1" office:value-type="date" office:date-value="2020-12-07">
            <text:p>12/07/20</text:p>
          </table:table-cell>
          <table:table-cell table:style-name="ce2" office:value-type="time" office:time-value="PT15H00M00S">
            <text:p>03:00:00 PM</text:p>
          </table:table-cell>
          <table:table-cell table:style-name="ce2" office:value-type="time" office:time-value="PT03H45M00S">
            <text:p>03:45:00 AM</text:p>
          </table:table-cell>
          <table:table-cell office:value-type="string">
            <text:p>Kick Start</text:p>
          </table:table-cell>
          <table:table-cell office:value-type="string">
            <text:p>Ashwin</text:p>
          </table:table-cell>
          <table:table-cell office:value-type="string">
            <text:p>Ashwin, Shamsher, Naresh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icroservices.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Discovery Server.</text:p>
          </table:table-cell>
          <table:table-cell table:number-columns-repeated="3"/>
        </table:table-row>
        <table:table-row table:style-name="ro1">
          <table:table-cell office:value-type="string">
            <text:p>13/07/20</text:p>
          </table:table-cell>
          <table:table-cell table:number-columns-repeated="3" office:value-type="string">
            <text:p>NA</text:p>
          </table:table-cell>
          <table:table-cell office:value-type="string">
            <text:p>Ashwin</text:p>
          </table:table-cell>
          <table:table-cell office:value-type="string">
            <text:p>NA</text:p>
          </table:table-cell>
          <table:table-cell office:value-type="string">
            <text:p>Didnt happen because of Workspace fix.</text:p>
          </table:table-cell>
        </table:table-row>
        <table:table-row table:style-name="ro1">
          <table:table-cell office:value-type="string">
            <text:p>14/07/20</text:p>
          </table:table-cell>
          <table:table-cell table:style-name="ce2" office:value-type="time" office:time-value="PT17H30M00S">
            <text:p>05:30:00 PM</text:p>
          </table:table-cell>
          <table:table-cell/>
          <table:table-cell office:value-type="string">
            <text:p>EurekaDiscoveryWithRibbon</text:p>
          </table:table-cell>
          <table:table-cell office:value-type="string">
            <text:p>Ashwin</text:p>
          </table:table-cell>
          <table:table-cell office:value-type="string">
            <text:p>Ashiwn, Naresh.</text:p>
          </table:table-cell>
          <table:table-cell office:value-type="string">
            <text:p>Next session show PCF 15 mins.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/>
          <table:table-cell office:value-type="string">
            <text:p>EurekaDiscoveryFeignClient</text:p>
          </table:table-cell>
          <table:table-cell table:number-columns-repeated="3"/>
        </table:table-row>
        <table:table-row table:style-name="ro1">
          <table:table-cell office:value-type="string">
            <text:p>15/07/20</text:p>
          </table:table-cell>
          <table:table-cell table:style-name="ce2" office:value-type="time" office:time-value="PT05H30M00S">
            <text:p>05:30:00 AM</text:p>
          </table:table-cell>
          <table:table-cell/>
          <table:table-cell office:value-type="string">
            <text:p>PCF Upload</text:p>
          </table:table-cell>
          <table:table-cell office:value-type="string">
            <text:p>Ashwin</text:p>
          </table:table-cell>
          <table:table-cell office:value-type="string">
            <text:p>Ashiwn, Naresh.</text:p>
          </table:table-cell>
          <table:table-cell office:value-type="string">
            <text:p>Next session by Naresh.</text:p>
          </table:table-cell>
        </table:table-row>
        <table:table-row table:style-name="ro1">
          <table:table-cell office:value-type="string">
            <text:p>16/07/20</text:p>
          </table:table-cell>
          <table:table-cell table:number-columns-repeated="5"/>
          <table:table-cell office:value-type="string">
            <text:p>Didnt happen because of personal work.</text:p>
          </table:table-cell>
        </table:table-row>
        <table:table-row table:style-name="ro1">
          <table:table-cell office:value-type="string">
            <text:p>17/07/20</text:p>
          </table:table-cell>
          <table:table-cell table:number-columns-repeated="5"/>
          <table:table-cell office:value-type="string">
            <text:p>Didnt happen because of personal work.</text:p>
          </table:table-cell>
        </table:table-row>
        <table:table-row table:style-name="ro1">
          <table:table-cell office:value-type="string">
            <text:p>18/07/20</text:p>
          </table:table-cell>
          <table:table-cell table:number-columns-repeated="5"/>
          <table:table-cell office:value-type="string">
            <text:p>Didnt happen, but I completed some Personal coding practice.</text:p>
          </table:table-cell>
        </table:table-row>
      </table:table>
      <table:table table:name="Personal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number-columns-repeated="1021" table:default-cell-style-name="Default"/>
        <table:table-row table:style-name="ro2">
          <table:table-cell table:style-name="ce3" office:value-type="string">
            <text:p>Date</text:p>
          </table:table-cell>
          <table:table-cell table:style-name="ce3" office:value-type="string">
            <text:p>Category</text:p>
          </table:table-cell>
          <table:table-cell table:style-name="ce3" office:value-type="string">
            <text:p>Comments</text:p>
          </table:table-cell>
          <table:table-cell table:style-name="ce3" table:number-columns-repeated="1021"/>
        </table:table-row>
        <table:table-row table:style-name="ro1">
          <table:table-cell office:value-type="string">
            <text:p>30/July/2020</text:p>
          </table:table-cell>
          <table:table-cell office:value-type="string">
            <text:p>Java 8 Streams</text:p>
          </table:table-cell>
          <table:table-cell office:value-type="string">
            <text:p>4 Interview programs.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hreads</text:p>
          </table:table-cell>
          <table:table-cell office:value-type="string">
            <text:p>Some basic knowledge refreshing.</text:p>
          </table:table-cell>
          <table:table-cell table:number-columns-repeated="1021"/>
        </table:table-row>
        <table:table-row table:style-name="ro1">
          <table:table-cell office:value-type="string">
            <text:p>30/July/2020</text:p>
          </table:table-cell>
          <table:table-cell table:number-columns-repeated="1023"/>
        </table:table-row>
        <table:table-row table:style-name="ro3">
          <table:table-cell office:value-type="string">
            <text:p>01/Aug/2020</text:p>
          </table:table-cell>
          <table:table-cell office:value-type="string">
            <text:p>Threads Concept</text:p>
          </table:table-cell>
          <table:table-cell office:value-type="string">
            <text:p>1 hour</text:p>
            <text:p>On Producer/Consumer, wait, notifiy, notifyall methods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Hibernate</text:p>
          </table:table-cell>
          <table:table-cell office:value-type="string">
            <text:p>1 hour</text:p>
            <text:p>EntityManager in spring boot</text:p>
            <text:p>Associations One-To-One, One-To-Many annotation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1 Hour</text:p>
            <text:p>Pay Pal Interview</text:p>
          </table:table-cell>
          <table:table-cell table:number-columns-repeated="1021"/>
        </table:table-row>
        <table:table-row table:style-name="ro3">
          <table:table-cell office:value-type="string">
            <text:p>02/Aug/2020</text:p>
          </table:table-cell>
          <table:table-cell office:value-type="string">
            <text:p>Spring Boot</text:p>
          </table:table-cell>
          <table:table-cell office:value-type="string">
            <text:p>30 Mins</text:p>
            <text:p>Watched video on tutorial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Hibernate</text:p>
          </table:table-cell>
          <table:table-cell office:value-type="string">
            <text:p>30 Mins</text:p>
            <text:p>OneToMany implimenta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Java</text:p>
          </table:table-cell>
          <table:table-cell office:value-type="string">
            <text:p>30 Mins</text:p>
            <text:p>Code few interview programs.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MicroService</text:p>
          </table:table-cell>
          <table:table-cell office:value-type="string">
            <text:p>1 Hour</text:p>
            <text:p>Fixed PreAutorize method not working.</text:p>
            <text:p>1 Hour 30 Mins</text:p>
            <text:p>Tried pushing app to PCF</text:p>
          </table:table-cell>
          <table:table-cell table:number-columns-repeated="1021"/>
        </table:table-row>
        <table:table-row table:style-name="ro3">
          <table:table-cell office:value-type="string">
            <text:p>03/Aug/2020</text:p>
          </table:table-cell>
          <table:table-cell office:value-type="string">
            <text:p>Hibernate</text:p>
          </table:table-cell>
          <table:table-cell office:value-type="string">
            <text:p>30 Mins</text:p>
            <text:p>ManyToMany implimenta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Java – Threads</text:p>
          </table:table-cell>
          <table:table-cell office:value-type="string">
            <text:p>1 Hour</text:p>
            <text:p>Runnable, Callable, Future, Inter Thread Communica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MicroService</text:p>
          </table:table-cell>
          <table:table-cell office:value-type="string">
            <text:p>30 Mins</text:p>
            <text:p>HTTPS service setup.</text:p>
          </table:table-cell>
          <table:table-cell table:number-columns-repeated="1021"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04">08/04/2020</text:date>, <text:time>21:11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hwin Kumar</meta:initial-creator>
    <meta:creation-date>2020-07-12T14:27:02.48</meta:creation-date>
    <dc:date>2020-08-04T21:11:13.40</dc:date>
    <dc:creator>Ashwin Kumar</dc:creator>
    <meta:editing-duration>PT7H34M37S</meta:editing-duration>
    <meta:editing-cycles>27</meta:editing-cycles>
    <meta:generator>OpenOffice/4.1.7$Win32 OpenOffice.org_project/417m1$Build-9800</meta:generator>
    <meta:document-statistic meta:table-count="3" meta:cell-count="73" meta:object-count="0"/>
  </office:meta>
</office:document-meta>
</file>